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00000030099198B8B.jpg"/>
  <manifest:file-entry manifest:media-type="image/png" manifest:full-path="Pictures/100000000000007700000026E7CED22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Garamond1" svg:font-family="Garamond" style:font-adornments="Gras" style:font-family-generic="roman" style:font-pitch="variable"/>
    <style:font-face style:name="Garamond" svg:font-family="Garamond"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7.408cm" table:align="left"/>
    </style:style>
    <style:style style:name="Tableau1.A" style:family="table-column">
      <style:table-column-properties style:column-width="3.14cm"/>
    </style:style>
    <style:style style:name="Tableau1.B" style:family="table-column">
      <style:table-column-properties style:column-width="4.269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break-before="page"/>
    </style:style>
    <style:style style:name="P2" style:family="paragraph" style:parent-style-name="Table_20_Contents">
      <style:text-properties style:font-name="Garamond" fo:font-size="14pt"/>
    </style:style>
    <style:style style:name="P3" style:family="paragraph" style:parent-style-name="Table_20_Contents">
      <style:text-properties style:font-name="Garamond" fo:font-size="14pt"/>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agraph-properties fo:text-align="center"/>
    </style:style>
    <style:style style:name="T1" style:family="text">
      <style:text-properties fo:font-style="normal" style:text-underline-style="none" fo:font-weight="normal" style:font-style-asian="normal" style:font-weight-asian="normal" style:font-style-complex="normal" style:font-weight-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Heading"/>
      <text:p text:style-name="Heading">Recherche d'informations multimedia</text:p>
      <text:p text:style-name="Heading"><draw:line text:anchor-type="paragraph" draw:z-index="0" draw:style-name="gr1" draw:text-style-name="P6" svg:x1="3.771cm" svg:y1="0.162cm" svg:x2="13.261cm" svg:y2="0.162cm"><text:p/></draw:line>Laboratoire no 2</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au1" table:style-name="Tableau1">
        <table:table-column table:style-name="Tableau1.A"/>
        <table:table-column table:style-name="Tableau1.B"/>
        <table:table-row>
          <table:table-cell table:style-name="Tableau1.A1" office:value-type="string">
            <text:p text:style-name="P2">Matière</text:p>
          </table:table-cell>
          <table:table-cell table:style-name="Tableau1.B1" office:value-type="string">
            <text:p text:style-name="P2">RIM</text:p>
          </table:table-cell>
        </table:table-row>
        <table:table-row>
          <table:table-cell table:style-name="Tableau1.A2" office:value-type="string">
            <text:p text:style-name="P2">Professeur</text:p>
          </table:table-cell>
          <table:table-cell table:style-name="Tableau1.B2" office:value-type="string">
            <text:p text:style-name="P2">Nastaran Fatemi</text:p>
          </table:table-cell>
        </table:table-row>
        <table:table-row>
          <table:table-cell table:style-name="Tableau1.A2" office:value-type="string">
            <text:p text:style-name="P2">Assistant</text:p>
          </table:table-cell>
          <table:table-cell table:style-name="Tableau1.B2" office:value-type="string">
            <text:p text:style-name="P2">Florian Poulin</text:p>
          </table:table-cell>
        </table:table-row>
        <table:table-row>
          <table:table-cell table:style-name="Tableau1.A2" office:value-type="string">
            <text:p text:style-name="P2">Auteurs</text:p>
          </table:table-cell>
          <table:table-cell table:style-name="Tableau1.B2" office:value-type="string">
            <text:p text:style-name="P2">Simon Hintermann</text:p>
            <text:p text:style-name="P2">Romain de Wolff</text:p>
          </table:table-cell>
        </table:table-row>
        <table:table-row>
          <table:table-cell table:style-name="Tableau1.A2" office:value-type="string">
            <text:p text:style-name="P2">Classe</text:p>
          </table:table-cell>
          <table:table-cell table:style-name="Tableau1.B2" office:value-type="string">
            <text:p text:style-name="P2">IL</text:p>
          </table:table-cell>
        </table:table-row>
      </table:table>
      <text:p text:style-name="Text_20_body"/>
      <text:p text:style-name="Text_20_body"/>
      <text:table-of-content text:style-name="Sect1" text:protected="true" text:name="Table des matières1">
        <text:table-of-content-source text:outline-level="4">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5">Table des matières</text:p>
          </text:index-title>
          <text:p text:style-name="P4">1 Objectifs<text:tab/>3</text:p>
          <text:p text:style-name="P4">2 Démarches adoptées<text:tab/>3</text:p>
        </text:index-body>
      </text:table-of-content>
      <text:p text:style-name="Text_20_body"/>
      <text:p text:style-name="P1"/>
      <text:list text:style-name="Outline">
        <text:list-item>
          <text:h text:style-name="Heading_20_1" text:outline-level="1">Objectifs</text:h>
        </text:list-item>
      </text:list>
      <text:p text:style-name="Text_20_body">Le but de ce laboratoire est de se familiariser avec les notions d'index et d'index inversé. Nous devons reprendre un squelette de code existant, avec une fonction pour parser un document, et implémenter une solution pour indexer les termes apparaissant dans chaque document.</text:p>
      <text:list text:style-name="Outline" text:continue-numbering="true">
        <text:list-item>
          <text:h text:style-name="Heading_20_1" text:outline-level="1">Démarches adoptées</text:h>
          <text:list>
            <text:list-item>
              <text:h text:style-name="Heading_20_2" text:outline-level="2"><text:span text:style-name="T1">Formatage des données</text:span></text:h>
            </text:list-item>
          </text:list>
        </text:list-item>
      </text:list>
      <text:p text:style-name="Corps_20_de_20_ss-txt"><text:span text:style-name="T1">Dans la classe CACMIndexer, la première chose que l'on peut faire, c'est charger le document des « stop words » dans une table de hachage, afin que leur recherche ultérieure se fasse le plus rapidement possible, car il va falloir tester pour chaque mot que l'on rencontre si c'est un stop word ou non. </text:span></text:p>
      <text:p text:style-name="Corps_20_de_20_ss-txt"><text:span text:style-name="T1">Ce chargement se fait lors du référencement de la classe CACMIndexer, dans un bloc statique qui ne sera exécuté qu'une seule fois par exécution du programme.</text:span></text:p>
      <text:p text:style-name="Corps_20_de_20_ss-txt"><text:span text:style-name="T1">Ensuite, dans la méthode index, de la même classe, le String passé en paramètre est tout d'abord minusculisé, puis on lui enlève toute la ponctuation possible, pour enfin séparer le String en un tableau de mots avec la classe StringTokenizer. Il est à noter que nous avons décidé de considérer le « 's » à la fin d'un mot comme de la ponctuation.</text:span></text:p>
      <text:p text:style-name="Corps_20_de_20_ss-txt"><text:span text:style-name="T1">Lorsque l'on passe en revue les mots pour les indexer, on teste d'abord si ils existent en tant que clé dans la table de hachage des stop words, et si c'est le cas, on ne les prend pas en compte.</text:span></text:p>
      <text:p text:style-name="Corps_20_de_20_ss-txt"><text:span text:style-name="T1"/></text:p>
      <text:list text:style-name="Outline" text:continue-numbering="true">
        <text:list-item>
          <text:list text:continue-numbering="true">
            <text:list-item>
              <text:h text:style-name="Heading_20_2" text:outline-level="2"><text:span text:style-name="T1">Indexation</text:span></text:h>
            </text:list-item>
          </text:list>
        </text:list-item>
      </text:list>
      <text:p text:style-name="Corps_20_de_20_ss-txt"><text:span text:style-name="T1">Lors de la lecture d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Garamond1" svg:font-family="Garamond" style:font-adornments="Gras" style:font-family-generic="roman" style:font-pitch="variable"/>
    <style:font-face style:name="Garamond" svg:font-family="Garamond"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Garamond" fo:font-size="14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Text_20_body" style:next-style-name="Text_20_body" style:class="text">
      <style:paragraph-properties fo:margin-top="0.423cm" fo:margin-bottom="0.212cm" fo:text-align="center" style:justify-single-word="false" fo:keep-with-next="always"/>
      <style:text-properties style:font-name="Garamond" fo:font-size="32pt" fo:text-shadow="none" style:font-name-asian="Lucida Sans Unicode"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text-align="center" style:justify-single-word="false" fo:background-color="#355e00" text:number-lines="false" text:line-number="0">
        <style:background-image/>
      </style:paragraph-properties>
      <style:text-properties fo:color="#ffffff" style:text-outline="false" style:font-name="Garamond1" fo:font-size="50%" fo:font-weight="bold" style:font-size-asian="115%" style:font-weight-asian="bold" style:font-size-complex="115%" style:font-weight-complex="bold" style:font-relief="embossed"/>
    </style:style>
    <style:style style:name="Heading_20_2" style:display-name="Heading 2" style:family="paragraph" style:parent-style-name="Heading" style:next-style-name="Corps_20_de_20_ss-txt" style:list-style-name="Outline" style:class="text" style:master-page-name="" style:default-outline-level="2">
      <style:paragraph-properties fo:margin-left="0.6cm" fo:margin-right="0cm" fo:margin-top="0.42cm" fo:margin-bottom="0.21cm" fo:text-align="start" style:justify-single-word="false" fo:text-indent="0cm" style:auto-text-indent="false" style:page-number="auto" fo:background-color="#5c8526">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Corps_20_de_20_ss-txt_20_2" style:list-style-name="Outline" style:class="text" style:master-page-name="" style:default-outline-level="3">
      <style:paragraph-properties fo:margin-left="1.199cm" fo:margin-right="0cm" fo:text-align="start" style:justify-single-word="false" fo:text-indent="0cm" style:auto-text-indent="false" style:page-number="auto" fo:background-color="#7da647">
        <style:tab-stops/>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Corps_20_de_20_ss-txt3" style:list-style-name="Outline" style:class="text" style:master-page-name="" style:default-outline-level="4">
      <style:paragraph-properties fo:margin-left="1.799cm" fo:margin-right="0cm" fo:text-indent="0cm" style:auto-text-indent="false" style:page-number="auto" fo:background-color="#94bd5e">
        <style:background-image/>
      </style:paragraph-properties>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b3b3b3"/>
    </style:style>
    <style:style style:name="Footer" style:family="paragraph" style:parent-style-name="Standard" style:auto-update="true" style:class="extra">
      <style:paragraph-properties fo:background-color="transparent" text:number-lines="false" text:line-number="0">
        <style:tab-stops>
          <style:tab-stop style:position="8.498cm" style:type="center"/>
          <style:tab-stop style:position="16.999cm" style:type="right"/>
        </style:tab-stops>
        <style:background-image/>
      </style:paragraph-properties>
      <style:text-properties fo:color="#b3b3b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master-page-name="">
      <style:paragraph-properties fo:keep-together="always" style:page-number="auto">
        <style:tab-stops/>
        <style:drop-cap style:lines="2" style:style-name="Strong_20_Emphasis"/>
      </style:paragraph-properties>
      <style:text-properties style:font-name="Verdana" fo:font-size="11pt" fo:font-style="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rps_20_de_20_ss-txt" style:display-name="Corps de ss-txt" style:family="paragraph" style:parent-style-name="Text_20_body" style:class="text">
      <style:paragraph-properties fo:margin-left="0.6cm" fo:margin-right="0cm" fo:text-indent="0cm" style:auto-text-indent="false" fo:background-color="transparent">
        <style:background-image/>
      </style:paragraph-properties>
    </style:style>
    <style:style style:name="Corps_20_de_20_ss-txt_20_2" style:display-name="Corps de ss-txt 2" style:family="paragraph" style:parent-style-name="Text_20_body" style:class="text">
      <style:paragraph-properties fo:margin-left="1.199cm" fo:margin-right="0cm" fo:text-indent="0cm" style:auto-text-indent="false" fo:background-color="transparent">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align="center" style:justify-single-word="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fo:background-color="#355e00" text:number-lines="false" text:line-number="0">
        <style:background-image/>
      </style:paragraph-properties>
      <style:text-properties fo:color="#ffffff" fo:font-size="22pt" fo:font-weight="bold" style:font-size-asian="16pt" style:font-weight-asian="bold" style:font-size-complex="16pt" style:font-weight-complex="bold" style:font-relief="embosse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Corps_20_de_20_ss-txt3" style:display-name="Corps de ss-txt3" style:family="paragraph" style:parent-style-name="Corps_20_de_20_ss-txt">
      <style:paragraph-properties fo:margin-left="1.799cm" fo:margin-right="0cm" fo:text-indent="0cm" style:auto-text-indent="false"/>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style:background-transparency="100%">
        <style:background-image xlink:href="Pictures/10000000000004000000030099198B8B.jpg" xlink:type="simple" xlink:actuate="onLoad" style:position="center left" style:repeat="no-repeat" draw:opacity="100%"/>
      </style:graphic-properties>
    </style:style>
    <text:list-style style:name="Outline">
      <text:list-level-style-number text:level="1" style:num-suffix=" " style:num-format="1">
        <style:list-level-properties text:min-label-distance="0.381cm"/>
      </text:list-level-style-number>
      <text:list-level-style-number text:level="2" style:num-suffix=" "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1.499cm" fo:margin-left="0cm" fo:margin-right="0cm" fo:margin-top="0.499cm" style:shadow="none" fo:background-color="transparent" style:dynamic-spacing="false">
          <style:background-image xlink:href="Pictures/100000000000007700000026E7CED22A.png" xlink:type="simple" xlink:actuate="onLoad" style:position="bottom center" style:repeat="no-repeat"/>
        </style:header-footer-properties>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Header">Recherche d'informations multimedia<text:tab/><text:tab/><text:date style:data-style-name="N37" text:date-value="2007-09-20T09:05:42.45" text:fixed="true">20/09/07</text:date></text:p>
      </style:header>
      <style:footer>
        <text:p text:style-name="Footer">Simon Hintermann &amp; Romain de Wolff<text:tab/><text:tab/><text:page-number text:select-page="current">3</text:page-number></text:p>
      </style:footer>
    </style:master-page>
    <style:master-page style:name="First_20_Page" style:display-name="First Page" style:page-layout-name="pm2" style:next-style-name="Standard">
      <style:header>
        <text:p text:style-name="Header">Présentation personnelle<text:tab/><text:tab/><text:date style:data-style-name="N37" text:date-value="2007-09-26T07:13:23.91" text:fixed="true">26.09.07</text:date></text:p>
      </style:header>
      <style:footer>
        <text:p text:style-name="Footer">Simon Hintermann<text:tab/><text:tab/><text:page-number text:select-page="current">3</text:page-number></text:p>
      </style:footer>
    </style:master-page>
    <style:master-page style:name="Footnote" style:page-layout-name="pm3"/>
    <style:master-page style:name="Left_20_Page" style:display-name="Left Page" style:page-layout-name="pm4"/>
    <style:master-page style:name="Right_20_Page" style:display-name="Right Pag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Simon Hintermann</meta:initial-creator>
    <meta:creation-date>2007-05-16T09:39:13</meta:creation-date>
    <dc:creator>Coco Bino</dc:creator>
    <dc:date>2007-10-08T07:12:24</dc:date>
    <meta:editing-cycles>38</meta:editing-cycles>
    <meta:editing-duration>PT8H42M29S</meta:editing-duration>
    <meta:user-defined meta:name="Info 1"/>
    <meta:user-defined meta:name="Info 2"/>
    <meta:user-defined meta:name="Info 3"/>
    <meta:user-defined meta:name="Info 4"/>
    <meta:document-statistic meta:table-count="1" meta:image-count="0" meta:object-count="0" meta:page-count="3" meta:paragraph-count="30" meta:word-count="278" meta:character-count="1685"/>
  </office:meta>
</office:document-meta>
</file>